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558" officeooo:paragraph-rsid="00057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iiiiiiiii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16:07:43.100859311</meta:creation-date>
    <dc:date>2021-10-12T16:08:01.445910296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6.4.7.2$Linux_X86_64 LibreOffice_project/40$Build-2</meta:generator>
  </office:meta>
</office:document-meta>
</file>